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ter integration for SQLAlchemy, plus basic login working using flask-login + wtforms. Nice!</text:p>
          </table:table-cell>
        </table:table-row>
        <table:table-row table:style-name="ro1">
          <table:table-cell office:value-type="date" office:date-value="2015-09-21" calcext:value-type="date">
            <text:p>09/21/1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ork on fixing login bug; refactor auth into a Blueprint</text:p>
          </table:table-cell>
        </table:table-row>
        <table:table-row table:style-name="ro1">
          <table:table-cell office:value-type="date" office:date-value="2015-09-22" calcext:value-type="date">
            <text:p>09/22/1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x for login bug – working reasonably well now but need to get rid if blank password for logged in user.</text:p>
          </table:table-cell>
        </table:table-row>
        <table:table-row table:style-name="ro1">
          <table:table-cell office:value-type="date" office:date-value="2015-09-26" calcext:value-type="date">
            <text:p>09/26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corporate “large app structure” with config five, app factory, etc., and improve use of Blueprin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-incorporate Goalboost schema, rework unit tes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Use Flask-Security, replacing existing work on Flask-Login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tinue Flask-Security work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ore flask-security work, now using Flask-Security, but more customization &amp; cleanup to do!</text:p>
          </table:table-cell>
        </table:table-row>
        <table:table-row table:style-name="ro1">
          <table:table-cell office:value-type="date" office:date-value="2015-09-29" calcext:value-type="date">
            <text:p>09/29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lask security customize login page somewhat.</text:p>
          </table:table-cell>
        </table:table-row>
        <table:table-row table:style-name="ro1">
          <table:table-cell office:value-type="date" office:date-value="2015-09-30" calcext:value-type="date">
            <text:p>09/30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do schema Flask-Security + timer + task.</text:p>
          </table:table-cell>
        </table:table-row>
        <table:table-row table:style-name="ro1" table:number-rows-repeated="1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 So Far</text:p>
          </table:table-cell>
          <table:table-cell table:formula="of:=SUM([.B2:.B41])" office:value-type="float" office:value="53.75" calcext:value-type="float">
            <text:p>53.75</text:p>
          </table:table-cell>
          <table:table-cell/>
        </table:table-row>
        <table:table-row table:style-name="ro1">
          <table:table-cell table:style-name="Default" office:value-type="string" calcext:value-type="string">
            <text:p>Days as of 9/2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Default" office:value-type="string" calcext:value-type="string">
            <text:p>Hours 9/26</text:p>
          </table:table-cell>
          <table:table-cell office:value-type="float" office:value="48.75" calcext:value-type="float">
            <text:p>48.75</text:p>
          </table:table-cell>
          <table:table-cell/>
        </table:table-row>
        <table:table-row table:style-name="ro1">
          <table:table-cell table:style-name="Default"/>
          <table:table-cell table:formula="of:=[.B44] / ([.B43]/7)" office:value-type="float" office:value="5.41666666666667" calcext:value-type="float">
            <text:p>5.41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07:36:33.682917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9-30T07:37:21.238960936</dc:date>
    <meta:editing-duration>PT2H30M52S</meta:editing-duration>
    <meta:editing-cycles>36</meta:editing-cycles>
    <meta:generator>LibreOffice/4.2.8.2$Linux_X86_64 LibreOffice_project/420m0$Build-2</meta:generator>
    <meta:document-statistic meta:table-count="1" meta:cell-count="97" meta:object-count="0"/>
  </office:meta>
</office:document-meta>
</file>